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age</text:p>
          </table:table-cell>
          <table:table-cell office:value-type="string">
            <text:p>dat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romeliad siz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ss of N15 bag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andomized bromeliads</text:p>
          </table:table-cell>
        </table:table-row>
        <table:table-row table:style-name="ro1">
          <table:table-cell office:value-type="string">
            <text:p>34-45</text:p>
          </table:table-cell>
          <table:table-cell office:value-type="string">
            <text:p>bromeliad leave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he Mix (the number of insects in each bromeliad)</text:p>
          </table:table-cell>
        </table:table-row>
        <table:table-row table:style-name="ro1">
          <table:table-cell office:value-type="string">
            <text:p>50-51</text:p>
          </table:table-cell>
          <table:table-cell office:value-type="string">
            <text:p>Set-up for the first block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ine detritus mass at the beginning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edators for 2<text:span text:style-name="T1">nd</text:span> block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<text:span text:style-name="T1">nd</text:span> block bromeliad volume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emergence feb 26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emergence feb 27, 28</text:p>
          </table:table-cell>
        </table:table-row>
        <table:table-row table:style-name="ro2">
          <table:table-cell office:value-type="string">
            <text:p>60-61</text:p>
          </table:table-cell>
          <table:table-cell office:value-type="string">
            <text:p>2<text:span text:style-name="T1">nd</text:span> block bromeliad leaf length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etup block 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mergence 4,5,6 march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mergence 6 march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redators added to block 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redator sizes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Emerg 10, 11 march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Emergence 12,13,14 march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strange things that happened – corrina breakins, tabanid escapes</text:p>
          </table:table-cell>
        </table:table-row>
        <table:table-row table:style-name="ro1">
          <table:table-cell office:value-type="string">
            <text:p>72-73</text:p>
          </table:table-cell>
          <table:table-cell office:value-type="string">
            <text:p>emergenc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xl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lxl1 (scope)</text:p>
          </table:table-cell>
        </table:table-row>
        <table:table-row table:style-name="ro1">
          <table:table-cell office:value-type="string">
            <text:p>85—86</text:p>
          </table:table-cell>
          <table:table-cell office:value-type="string">
            <text:p>lxl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xl2 (scope)</text:p>
          </table:table-cell>
        </table:table-row>
        <table:table-row table:style-name="ro1">
          <table:table-cell office:value-type="string">
            <text:p>109-110</text:p>
          </table:table-cell>
          <table:table-cell office:value-type="string">
            <text:p>lxl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xl5</text:p>
          </table:table-cell>
        </table:table-row>
        <table:table-row table:style-name="ro1">
          <table:table-cell office:value-type="string">
            <text:p>114-115</text:p>
          </table:table-cell>
          <table:table-cell office:value-type="string">
            <text:p>lxl6</text:p>
          </table:table-cell>
        </table:table-row>
        <table:table-row table:style-name="ro1">
          <table:table-cell office:value-type="string">
            <text:p>129-131</text:p>
          </table:table-cell>
          <table:table-cell office:value-type="string">
            <text:p>lxl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lxl7 (scope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13/07/2011</text:date>, <text:time>16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MacDonald</meta:initial-creator>
    <meta:creation-date>2011-07-13T15:25:11</meta:creation-date>
    <dc:date>2011-07-13T16:39:32</dc:date>
    <dc:creator>Andrew MacDonald</dc:creator>
    <meta:editing-duration>PT00H28M43S</meta:editing-duration>
    <meta:editing-cycles>2</meta:editing-cycles>
    <meta:generator>OpenOffice.org/3.2$Linux OpenOffice.org_project/320m12$Build-9483</meta:generator>
    <meta:document-statistic meta:table-count="3" meta:cell-count="62" meta:object-count="0"/>
  </office:meta>
</office:document-meta>
</file>